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image/jpeg" manifest:full-path="Object 1/Pictures/10000000000001F200000147EE90CD36.jpg"/>
  <manifest:file-entry manifest:media-type="" manifest:full-path="Object 1/Pictures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graphics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fill="solid" draw:fill-color="#47b8b8" draw:textarea-horizontal-align="justify" draw:textarea-vertical-align="middle" draw:auto-grow-height="false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text-properties fo:font-size="10pt"/>
    </style:style>
    <style:style style:name="T1" style:family="text">
      <style:text-properties fo:font-size="10pt"/>
    </style:style>
    <style:style style:name="T2" style:family="text">
      <style:text-properties fo:color="#0066cc" fo:font-size="10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er_20_defecte">
        <office:forms form:automatic-focus="false" form:apply-design-mode="false"/>
        <draw:frame draw:style-name="standard" draw:layer="layout" svg:width="12.5cm" svg:height="9.999cm" svg:x="2.5cm" svg:y="4.501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" draw:layer="layout" svg:width="15.492cm" svg:height="0.988cm" svg:x="3cm" svg:y="2cm">
          <draw:text-box>
            <text:p text:style-name="P1">CONFIGURACIO JCA (JEE Connector Arquitecture</text:p>
          </draw:text-box>
        </draw:frame>
        <draw:custom-shape draw:style-name="gr2" draw:text-style-name="P2" draw:id="id1" draw:layer="layout" svg:width="2.5cm" svg:height="2.5cm" svg:x="1.5cm" svg:y="20.5cm">
          <text:p text:style-name="P1"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2" draw:id="id2" draw:layer="layout" svg:width="2cm" svg:height="2cm" svg:x="16.5cm" svg:y="20cm">
          <text:p text:style-name="P1"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3" draw:text-style-name="P2" draw:layer="layout" draw:type="curve" svg:x1="4cm" svg:y1="21.75cm" svg:x2="16.5cm" svg:y2="21cm" draw:start-shape="id1" draw:end-shape="id2">
          <text:p text:style-name="P1"/>
        </draw:connector>
        <draw:custom-shape draw:style-name="gr4" draw:text-style-name="P2" draw:id="id3" draw:layer="layout" svg:width="1.5cm" svg:height="2cm" svg:x="10.5cm" svg:y="24cm">
          <text:p text:style-name="P1"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" draw:text-style-name="P3" draw:layer="layout" svg:width="7.267cm" svg:height="1.073cm" svg:x="8cm" svg:y="26cm">
          <draw:text-box>
            <text:p text:style-name="P1"><text:span text:style-name="T1">XSL Transform</text:span></text:p>
            <text:p text:style-name="P1"><text:span text:style-name="T1">(XSLSubDeployer dins de jboss-jca.sar)</text:span></text:p>
          </draw:text-box>
        </draw:frame>
        <draw:connector draw:style-name="gr3" draw:text-style-name="P2" draw:layer="layout" draw:type="curve" svg:x1="11.25cm" svg:y1="24cm" svg:x2="8.028cm" svg:y2="21.527cm" draw:start-shape="id3">
          <text:p text:style-name="P1"/>
        </draw:connector>
        <draw:frame draw:style-name="gr1" draw:text-style-name="P3" draw:layer="layout" svg:width="8.236cm" svg:height="1.073cm" svg:x="0.5cm" svg:y="23cm">
          <draw:text-box>
            <text:p text:style-name="P1"><text:span text:style-name="T2">Descriptors Desplegament DataSources</text:span></text:p>
            <text:p text:style-name="P1"><text:span text:style-name="T1">XXX-ds.xml</text:span></text:p>
          </draw:text-box>
        </draw:frame>
        <draw:frame draw:style-name="gr1" draw:text-style-name="P3" draw:layer="layout" svg:width="6.386cm" svg:height="1.895cm" svg:x="11.114cm" svg:y="14cm">
          <draw:text-box>
            <text:p text:style-name="P1"><text:span text:style-name="T1">ERP</text:span></text:p>
            <text:p text:style-name="P1"><text:span text:style-name="T1">Mainframe transaction processing</text:span></text:p>
            <text:p text:style-name="P1"><text:span text:style-name="T1">non-java legacy applications</text:span></text:p>
            <text:p text:style-name="P1"><text:span text:style-name="T1">etc</text:span></text:p>
          </draw:text-box>
        </draw:frame>
        <draw:frame draw:style-name="gr1" draw:text-style-name="P3" draw:layer="layout" svg:width="2.852cm" svg:height="1.484cm" svg:x="0.5cm" svg:y="9.5cm">
          <draw:text-box>
            <text:p text:style-name="P1"><text:span text:style-name="T1">transactions, </text:span></text:p>
            <text:p text:style-name="P1"><text:span text:style-name="T1">security,</text:span></text:p>
            <text:p text:style-name="P1"><text:span text:style-name="T1">scalability</text:span></text:p>
          </draw:text-box>
        </draw:frame>
        <draw:frame draw:style-name="gr1" draw:text-style-name="P3" draw:layer="layout" svg:width="5.607cm" svg:height="1.073cm" svg:x="13.893cm" svg:y="9.427cm">
          <draw:text-box>
            <text:p text:style-name="P1"><text:span text:style-name="T1">Un proveidor de recursos</text:span></text:p>
            <text:p text:style-name="P1"><text:span text:style-name="T1">implementa aquestes classes</text:span></text:p>
          </draw:text-box>
        </draw:frame>
        <draw:frame draw:style-name="gr1" draw:text-style-name="P3" draw:layer="layout" svg:width="8.232cm" svg:height="1.484cm" svg:x="0.5cm" svg:y="24.516cm">
          <draw:text-box>
            <text:p text:style-name="P1"><text:span text:style-name="T1">The descriptor must be named using </text:span></text:p>
            <text:p text:style-name="P1"><text:span text:style-name="T1">a *-ds.xml pattern in order to be recognized </text:span></text:p>
            <text:p text:style-name="P1"><text:span text:style-name="T1">by the XSLSubDeployer.</text:span></text:p>
          </draw:text-box>
        </draw:frame>
        <draw:frame draw:style-name="gr1" draw:text-style-name="P3" draw:layer="layout" svg:width="9.422cm" svg:height="0.662cm" svg:x="0.5cm" svg:y="19.8cm">
          <draw:text-box>
            <text:p text:style-name="P1"><text:span text:style-name="T1">*-ds.xml = JCA DataSource configuration descriptor</text:span></text:p>
          </draw:text-box>
        </draw:frame>
        <draw:frame draw:style-name="gr1" draw:text-style-name="P3" draw:layer="layout" svg:width="11.081cm" svg:height="3.539cm" svg:x="3.919cm" svg:y="16cm">
          <draw:text-box>
            <text:p text:style-name="P1"><text:span text:style-name="T1">DataSources :</text:span></text:p>
            <text:p text:style-name="P1"><text:span text:style-name="T1">are included in the JBOSS_DIST/docs/examples/jca directory. </text:span></text:p>
            <text:p text:style-name="P1"><text:span text:style-name="T1">Current example configurations include:</text:span></text:p>
            <text:p text:style-name="P1"><text:span text:style-name="T1"><text:tab/></text:span><text:span text:style-name="T1">no-tx-datasource <text:s/></text:span></text:p>
            <text:p text:style-name="P1"><text:span text:style-name="T1"><text:tab/></text:span><text:span text:style-name="T1">local-tx-datasource</text:span></text:p>
            <text:p text:style-name="P1"><text:span text:style-name="T1"><text:tab/></text:span><text:span text:style-name="T1">xa-datasource </text:span></text:p>
            <text:p text:style-name="P1"><text:span text:style-name="T1"><text:tab/></text:span><text:span text:style-name="T1">ha-local-tx-datasource</text:span></text:p>
            <text:p text:style-name="P1"><text:span text:style-name="T1"><text:tab/></text:span><text:span text:style-name="T1">ha-xa-datasourc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ca" fo:country="ES" style:font-family-asian="'DejaVu Sans'" style:font-family-generic-asian="system" style:font-pitch-asian="variable" style:font-size-asian="24pt" style:language-asian="ca" style:country-asian="ES" style:font-family-complex="'DejaVu Sans'" style:font-family-generic-complex="system" style:font-pitch-complex="variable" style:font-size-complex="24pt" style:language-complex="ca" style:country-complex="E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er_20_defecte" style:display-name="Per defecte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root</meta:initial-creator>
    <meta:creation-date>2008-09-09T19:19:12</meta:creation-date>
    <dc:creator>root</dc:creator>
    <dc:date>2008-09-09T20:42:31</dc:date>
    <dc:language>ca-ES</dc:language>
    <meta:editing-cycles>9</meta:editing-cycles>
    <meta:editing-duration>PT1H23M21S</meta:editing-duration>
    <meta:user-defined meta:name="Info 1"/>
    <meta:user-defined meta:name="Info 2"/>
    <meta:user-defined meta:name="Info 3"/>
    <meta:user-defined meta:name="Info 4"/>
    <meta:document-statistic meta:object-count="1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Per_20_defecte">
        <office:forms form:automatic-focus="false" form:apply-design-mode="false"/>
        <draw:frame draw:style-name="gr1" draw:text-style-name="P1" draw:layer="layout" svg:width="13cm" svg:height="9cm" svg:x="1.186cm" svg:y="4.365cm">
          <draw:image xlink:href="Pictures/10000000000001F200000147EE90CD36.jpg" xlink:type="simple" xlink:show="embed" xlink:actuate="onLoad">
            <text:p/>
          </draw:image>
        </draw:fram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ca" fo:country="ES" style:font-family-asian="'DejaVu Sans'" style:font-family-generic-asian="system" style:font-pitch-asian="variable" style:font-size-asian="24pt" style:language-asian="ca" style:country-asian="ES" style:font-family-complex="'DejaVu Sans'" style:font-family-generic-complex="system" style:font-pitch-complex="variable" style:font-size-complex="24pt" style:language-complex="ca" style:country-complex="E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er_20_defecte" style:display-name="Per defecte" style:page-layout-name="PM0" draw:style-name="dp1"/>
  </office:master-styles>
</office:document-styles>
</file>